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8" style:family="paragraph" style:parent-style-name="Text_20_body">
      <style:paragraph-properties fo:margin-left="0in" fo:margin-right="0in" fo:text-align="center" style:justify-single-word="false" fo:orphans="2" fo:widows="2" fo:text-indent="0in" style:auto-text-indent="false"/>
    </style:style>
    <style:style style:name="P9"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Preformatted_20_Text">
      <style:paragraph-properties fo:orphans="2" fo:widows="2"/>
      <style:text-properties fo:font-variant="normal" fo:text-transform="none" fo:color="#000000" fo:letter-spacing="normal"/>
    </style:style>
    <style:style style:name="P1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14"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fo:font-style="normal" fo:font-weight="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font-size="14pt" fo:letter-spacing="normal"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SC 2415 - Data Structures</text:span><text:line-break/><text:span text:style-name="T1">Bob Comer, Professor of Computer Studies</text:span></text:p>
      <text:p text:style-name="Horizontal_20_Line"/>
      <text:p text:style-name="P6">Program 1 - EncryptedString Class</text:p>
      <text:p text:style-name="P4">All students entering this course should know enough C++ to do this assignment. If you need to refresh your memory, you may want to refer back to Chapter 7 in the COSC 1337 textbook, <text:span text:style-name="T2">Starting Out with C++ Early Objects</text:span> by Tony Gaddis et. al. You might also find some useful information in the Carrano textbook in C++ Interlude 1 sections C1.1 and C1.2.</text:p>
      <text:p text:style-name="P4">In this assignment you will create a class called EncryptedString that stores a string in encrypted format. You will then write a small driver program to test your class.</text:p>
      <text:p text:style-name="P4">Assume that an EncryptedString is either empty, or it consists only of spaces and alphabetic characters (upper and lower case letters A through Z).</text:p>
      <text:p text:style-name="P7">Class Members</text:p>
      <text:p text:style-name="P4">Your class should have one private data field (member variable) of type <text:span text:style-name="T3">string</text:span>. This variable will store a string in encrypted format.</text:p>
      <text:p text:style-name="P4">Your class should have the following public methods (member functions):</text:p>
      <text:list xml:id="list7281157659735900816" text:style-name="L1">
        <text:list-item>
          <text:p text:style-name="P9">A default (no argument) constructor that stores an empty string in the data field.</text:p>
        </text:list-item>
        <text:list-item>
          <text:p text:style-name="P9">A constructor that takes a string as a parameter and stores the parameter in encrypted format. This method should call the <text:span text:style-name="T3">set</text:span> method to do the work of storing the string.</text:p>
        </text:list-item>
        <text:list-item>
          <text:p text:style-name="P9">A method called <text:span text:style-name="T3">set</text:span> that takes a string as a parameter and stores the string in the object in encrypted format. This method should discard any illegal characters in the string parameter.</text:p>
        </text:list-item>
        <text:list-item>
          <text:p text:style-name="P9">A method called <text:span text:style-name="T3">get</text:span> that returns the original (un-encrypted) string with any invalid characters removed.</text:p>
        </text:list-item>
        <text:list-item>
          <text:p text:style-name="P1">A method called <text:span text:style-name="T3">getEncrypted</text:span> that returns the string in encrypted format.</text:p>
        </text:list-item>
      </text:list>
      <text:p text:style-name="P4">Your method prototypes should be:</text:p>
      <text:p text:style-name="P13"><text:s text:c="4"/><text:span text:style-name="T4">EncryptedString();</text:span></text:p>
      <text:p text:style-name="P12"><text:s text:c="4"/><text:span text:style-name="T4">EncryptedString( string str );</text:span></text:p>
      <text:p text:style-name="P12"><text:s text:c="4"/><text:span text:style-name="T4">void set( string str );</text:span></text:p>
      <text:p text:style-name="P12"><text:s text:c="4"/><text:span text:style-name="T4">string get();</text:span></text:p>
      <text:p text:style-name="P14"><text:s text:c="4"/><text:span text:style-name="T4">string getEncrypted();</text:span></text:p>
      <text:p text:style-name="P4"><text:soft-page-break/><text:span text:style-name="T1">Note:</text:span> If you know what a constant method is, make <text:span text:style-name="T3">get()</text:span> and <text:span text:style-name="T3">getEncrypted()</text:span> constant methods.</text:p>
      <text:p text:style-name="P7">Encryption algorithm</text:p>
      <text:list xml:id="list5909193165931117620" text:style-name="L2">
        <text:list-item>
          <text:p text:style-name="P10">A space is not encrypted. A space is stored as a space.</text:p>
        </text:list-item>
        <text:list-item>
          <text:p text:style-name="P2">An alphabetic character is replaced by its successor in the ASCII code sequence. For example, the successor of ‘C’ (ASCII code 67) is ‘D’ (ASCII code 68). Special cases: assume that the successor of ‘Z’ is ‘A’, and that the successor of ‘z’ is ‘a’.</text:p>
        </text:list-item>
      </text:list>
      <text:p text:style-name="P4">For example, the string “Hi Mom!” would be encrypted as “Ij Npn”.</text:p>
      <text:p text:style-name="P4"><text:span text:style-name="T1">Hint:</text:span> If you do not know how to find the next character in the ASCII code sequence, try out this program:</text:p>
      <text:p text:style-name="P13"><text:s text:c="4"/><text:span text:style-name="T4">int main()</text:span></text:p>
      <text:p text:style-name="P12"><text:s text:c="4"/><text:span text:style-name="T4">{</text:span></text:p>
      <text:p text:style-name="P12"><text:s text:c="7"/><text:span text:style-name="T4">char ch = ‘A’;</text:span></text:p>
      <text:p text:style-name="P12"><text:s text:c="7"/><text:span text:style-name="T4">cout &lt;&lt; ch &lt;&lt; endl;</text:span></text:p>
      <text:p text:style-name="P12"><text:s text:c="7"/><text:span text:style-name="T4">cout &lt;&lt; ch++ &lt;&lt; endl;</text:span></text:p>
      <text:p text:style-name="P12"><text:s text:c="7"/><text:span text:style-name="T4">return 0;</text:span></text:p>
      <text:p text:style-name="P14"><text:s text:c="4"/><text:span text:style-name="T4">}</text:span></text:p>
      <text:p text:style-name="P7">Driver</text:p>
      <text:p text:style-name="P4">Write a small driver program to test your class. Your program should exercise every class method and display enough information to convince me that your class is working correctly.</text:p>
      <text:p text:style-name="P7">Requirements:</text:p>
      <text:list xml:id="list4067629325907478765" text:style-name="L3">
        <text:list-item>
          <text:p text:style-name="P11">Your program must be split into 3 files: the driver program, the class header file (class definition), and class implementation file. The code should be set up for separate compilation (in your COSC 1337 textbook by Gaddis, see Chapter 7 section 7.11).</text:p>
        </text:list-item>
        <text:list-item>
          <text:p text:style-name="P11">The driver program for each programming project should begin with "header comments" containing:<text:line-break/>- Your name<text:line-break/>- Programming assignment number<text:line-break/>- A short description of the program<text:line-break/>- Course<text:line-break/>- The date<text:line-break/><text:soft-page-break/>For example:<text:line-break/>// Programmer:      your name<text:line-break/>// Project number: 1<text:line-break/>// Project Desc:     Quadratic Expression class<text:line-break/>// Course:              COSC 2436 PF III Data Structures<text:line-break/>// Date:                  date of submission</text:p>
        </text:list-item>
        <text:list-item>
          <text:p text:style-name="P11">Use a standard indentation convention in your code (see examples in textbook).</text:p>
        </text:list-item>
        <text:list-item>
          <text:p text:style-name="P11">Use meaningful variable names.</text:p>
        </text:list-item>
        <text:list-item>
          <text:p text:style-name="P11">Do not use global variables.</text:p>
        </text:list-item>
        <text:list-item>
          <text:p text:style-name="P3">Your class methods should not contain any input or output operations. All input and output should be done in your driver.</text:p>
        </text:list-item>
      </text:list>
      <text:p text:style-name="P8"><text:a xlink:type="simple" xlink:href="http://www.austincc.edu/comer/cosc2436/index.htm" text:style-name="Internet_20_link" text:visited-style-name="Visited_20_Internet_20_Link"><text:span text:style-name="T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21:14.323715381</meta:creation-date>
    <dc:date>2017-04-19T10:21:53.386224590</dc:date>
    <meta:editing-duration>PT39S</meta:editing-duration>
    <meta:editing-cycles>1</meta:editing-cycles>
    <meta:document-statistic meta:table-count="0" meta:image-count="0" meta:object-count="0" meta:page-count="3" meta:paragraph-count="41" meta:word-count="605" meta:character-count="3600" meta:non-whitespace-character-count="2950"/>
    <meta:generator>LibreOffice/5.1.6.2$Linux_X86_64 LibreOffice_project/10m0$Build-2</meta:generator>
  </office:meta>
</office:document-meta>
</file>